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1c1c90" officeooo:paragraph-rsid="001c1c90" style:font-size-asian="15pt" style:font-size-complex="15pt"/>
    </style:style>
    <style:style style:name="T1" style:family="text">
      <style:text-properties officeooo:rsid="001c1c90"/>
    </style:style>
    <style:style style:name="T2" style:family="text">
      <style:text-properties fo:color="#c9211e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__________<text:span text:style-name="T1">SERVICES__________</text:span></text:p>
      <text:p text:style-name="P1"/>
      <text:p text:style-name="P2"><text:s/>Les services permettent d’utiliser des programmes ruby dans l’app (scrapper….)</text:p>
      <text:p text:style-name="P2"/>
      <text:p text:style-name="P2">1:Dans le dossier ‘<text:span text:style-name="T2">app</text:span>’, créer un dossier ‘<text:span text:style-name="T2">services</text:span>’.</text:p>
      <text:p text:style-name="P2"/>
      <text:p text:style-name="P2">2:créer un fichier par fonction (<text:span text:style-name="T2">say_hello.rb, scrapper.rb</text:span>…)</text:p>
      <text:p text:style-name="P2"/>
      <text:p text:style-name="P2">3:dans la console appeler la fonction avec la commande :</text:p>
      <text:p text:style-name="P2"><text:tab/>‘<text:span text:style-name="T2">NomFonction.new.perform</text:span>’ (<text:span text:style-name="T2">attention à bien mettre en CamelCase</text:span>)</text:p>
      <text:p text:style-name="P2"/>
      <text:p text:style-name="P2">4:Si la console renvoie une erreur, il suffit de relancer le spring avec la commande :</text:p>
      <text:p text:style-name="P2"><text:tab/>‘<text:span text:style-name="T2">bin/spring stop</text:span>’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1T01:50:52.923000000</meta:creation-date>
    <dc:date>2021-02-21T02:00:58.166000000</dc:date>
    <meta:editing-duration>PT10M5S</meta:editing-duration>
    <meta:editing-cycles>1</meta:editing-cycles>
    <meta:document-statistic meta:table-count="0" meta:image-count="0" meta:object-count="0" meta:page-count="1" meta:paragraph-count="8" meta:word-count="61" meta:character-count="445" meta:non-whitespace-character-count="389"/>
    <meta:generator>LibreOffice/7.1.0.3$Windows_X86_64 LibreOffice_project/f6099ecf3d29644b5008cc8f48f42f4a40986e4c</meta:generator>
  </office:meta>
</office:document-meta>
</file>